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Standard">
      <style:text-properties fo:font-size="20pt" fo:font-weight="bold" style:font-size-asian="20pt" style:font-weight-asian="bold" style:font-weight-complex="bold"/>
    </style:style>
    <style:style style:name="P2" style:family="paragraph" style:parent-style-name="Standard">
      <style:text-properties fo:font-size="18pt" style:font-size-asian="18pt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font-weight="bold" style:font-size-asian="18pt" style:font-weight-asian="bold" style:font-weight-complex="bold"/>
    </style:style>
    <style:style style:name="T3" style:family="text">
      <style:text-properties fo:font-size="18pt" fo:font-style="italic" style:font-size-asian="18pt" style:font-style-asian="italic" style:font-style-complex="italic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5.582cm" draw:visible-area-height="11.008cm" draw:draw-aspect="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</text:p>
      <text:p text:style-name="P2"/>
      <text:p text:style-name="P2">Riprodurre il seguente foglio elettronico.</text:p>
      <text:p text:style-name="P2"/>
      <text:p text:style-name="P2"><draw:frame draw:style-name="fr1" draw:name="Oggetto1" text:anchor-type="as-char" svg:width="16.812cm" svg:height="11.866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Standard"><text:span text:style-name="T1">Completare con le formule adatte, tenendo conto che il </text:span><text:span text:style-name="T2">profitto</text:span><text:span text:style-name="T1">, in formato valuta, è dato dal </text:span><text:span text:style-name="T2">rendimento</text:span><text:span text:style-name="T1"> moltiplicato per </text:span><text:span text:style-name="T2">5 </text:span><text:span text:style-name="T3">SE</text:span><text:span text:style-name="T1"> si tratta di una </text:span><text:span text:style-name="T3">mela</text:span><text:span text:style-name="T1"> e per </text:span><text:span text:style-name="T2">3 </text:span><text:span text:style-name="T3">altrimenti</text:span><text:span text:style-name="T1">.</text:span></text:p>
      <text:p text:style-name="P2">Inserire il totale del profitto nella cella H11 e la media del profitto nella cella I1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style:font-size-asian="1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</dc:title>
    <meta:initial-creator>caresia</meta:initial-creator>
    <meta:creation-date>2006-07-17T14:07:00</meta:creation-date>
    <dc:creator>Marco</dc:creator>
    <dc:date>2006-07-17T14:07:00</dc:date>
    <meta:print-date>2004-02-16T18:22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5" meta:word-count="52" meta:character-count="309"/>
  </office:meta>
</office:document-meta>
</file>